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ode.getParameters( final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Node.resolveParameters( final InvokeContext context , final Map o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Node.build(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.AbstractNod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